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21">
      <style:table-cell-properties fo:border="thin solid #000000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6" table:default-cell-style-name="ce1"/>
        <table:table-column table:style-name="co8" table:number-columns-repeated="15361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1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6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office:value-type="string" table:style-name="ce9">
            <text:p>lines 81-91, etc.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string" table:style-name="ce11">
            <text:p>lines 9-15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iostream, iomanip, cmath, cstdlib, fstream, string, ctim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office:value-type="string" table:style-name="ce9">
            <text:p>lines 29-67</text:p>
          </table:table-cell>
          <table:table-cell table:style-name="ce8"/>
          <table:table-cell office:value-type="string" table:style-name="ce9">
            <text:p>No variables in global area, failed project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office:value-type="string" table:style-name="ce9">
            <text:p>lines 29-67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string" table:style-name="ce9">
            <text:p>lines 49-56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string" table:style-name="ce9">
            <text:p>lines 44-48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9">
            <text:p>line 57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office:value-type="string" table:style-name="ce9">
            <text:p>lines 29-35</text:p>
          </table:table-cell>
          <table:table-cell office:value-type="float" office:value="3" table:style-name="ce8">
            <text:p>3</text:p>
          </table:table-cell>
          <table:table-cell office:value-type="string" table:style-name="ce9">
            <text:p>Using doubles will fail the project, floats OK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string" table:style-name="ce9">
            <text:p>lines 36-43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office:value-type="string" table:style-name="ce9">
            <text:p>lines 29-67</text:p>
          </table:table-cell>
          <table:table-cell table:style-name="ce8"/>
          <table:table-cell office:value-type="string" table:style-name="ce9">
            <text:p>All variables &lt;= 7 character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office:value-type="string" table:style-name="ce9">
            <text:p>line 137-138, etc.</text:p>
          </table:table-cell>
          <table:table-cell table:style-name="ce8"/>
          <table:table-cell office:value-type="string" table:style-name="ce9">
            <text:p>34 +'s, 15 -'s, etc.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office:value-type="string" table:style-name="ce9">
            <text:p>lines 28-67, etc.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203 total lines of comment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office:value-type="string" table:style-name="ce9">
            <text:p>lines 25-26</text:p>
          </table:table-cell>
          <table:table-cell table:style-name="ce8"/>
          <table:table-cell office:value-type="string" table:style-name="ce9">
            <text:p>All Local, only Conversions/Physics/Math in Global area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9"/>
          <table:table-cell table:style-name="ce8"/>
          <table:table-cell office:value-type="string" table:style-name="ce9">
            <text:p>Emulate style in book/in class repositiory</text:p>
          </table:table-cell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office:value-type="string" table:style-name="ce9">
            <text:p>line 97, 125, etc.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office:value-type="string" table:style-name="ce9">
            <text:p>line 212, 279, etc.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office:value-type="string" table:style-name="ce9">
            <text:p>line 22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office:value-type="string" table:style-name="ce9">
            <text:p>line 72, 73, 272, etc.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office:value-type="string" table:style-name="ce12">
            <text:p>line 76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9">
            <text:p>line 397, 401, etc.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office:value-type="string" table:style-name="ce9">
            <text:p>lines 137-138, etc.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ll libraries included have to be used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office:value-type="string" table:style-name="ce9">
            <text:p>line 101, 118, etc.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string" table:style-name="ce9">
            <text:p>line 127, 315, etc.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Independent if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string" table:style-name="ce9">
            <text:p>lines 118-170, etc.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office:value-type="string" table:style-name="ce9">
            <text:p>line 127, 136, etc.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string" table:style-name="ce9">
            <text:p>lines 101-113, etc.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office:value-type="string" table:style-name="ce9">
            <text:p>line 324, 329, etc.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string" table:style-name="ce9">
            <text:p>line 101, 127, etc.<text:s/>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office:value-type="string" table:style-name="ce9">
            <text:p>lines 94-115, etc.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office:value-type="string" table:style-name="ce9">
            <text:p>line 121, 359, etc.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string" table:style-name="ce9">
            <text:p>line 224, 254, 447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office:value-type="string" table:style-name="ce9">
            <text:p>line 171, 453, etc.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office:value-type="string" table:style-name="ce9">
            <text:p>line 136, 215, etc.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office:value-type="string" table:style-name="ce9">
            <text:p>line 94, 207, etc.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office:value-type="string" table:style-name="ce9">
            <text:p>line 206, 310, etc.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office:value-type="string" table:style-name="ce9">
            <text:p>line 221, 215, etc.</text:p>
          </table:table-cell>
          <table:table-cell office:value-type="float" office:value="8" table:style-name="ce8">
            <text:p>8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style-name="ce9"/>
          <table:table-cell table:style-name="ce8"/>
          <table:table-cell office:value-type="string" table:style-name="ce9">
            <text:p>Failed Project if included</text:p>
          </table:table-cell>
          <table:table-cell table:number-columns-repeated="16377"/>
        </table:table-row>
        <table:table-row table:number-rows-repeated="2"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string" table:style-name="ce10">
            <text:p>****** Not required to show</text:p>
          </table:table-cell>
          <table:table-cell table:style-name="ce8"/>
          <table:table-cell table:style-name="ce9"/>
          <table:table-cell office:value-type="string" table:style-name="ce9">
            <text:p>Total</text:p>
          </table:table-cell>
          <table:table-cell office:value-type="float" office:value="100" table:formula="of:=SUM([.F9:.F55])" table:style-name="ce8">
            <text:p>100</text:p>
          </table:table-cell>
          <table:table-cell table:style-name="ce9"/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21">
      <number:day/>
      <number:text>-</number:text>
      <number:month number:textual="true"/>
    </number:date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1" style:scale-to-X="1" style:scale-to-Y="1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meta:initial-creator>RCC RCCD</meta:initial-creator>
    <dc:creator>Garthwaite, Noah</dc:creator>
    <meta:creation-date>2017-01-25T10:21:36Z</meta:creation-date>
    <dc:date>2024-02-02T05:06:02Z</dc:date>
    <meta:editing-cycles>12</meta:editing-cycles>
    <meta:editing-duration>PT3915S</meta:editing-duration>
  </office:meta>
</office:document-meta>
</file>